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k6_N10_40nm-alu4-970262573-permute_start_results" table:style-name="ta1">
        <table:table-column table:style-name="co1" table:default-cell-style-name="ce1"/>
        <table:table-column table:style-name="co2" table:number-columns-repeated="14" table:default-cell-style-name="Default"/>
        <table:table-column table:style-name="co3" table:default-cell-style-name="Default"/>
        <table:table-row table:style-name="ro1">
          <table:table-cell office:value-type="float" office:value="6.69754" calcext:value-type="float">
            <text:p>6.69754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24099" calcext:value-type="float">
            <text:p>7.24099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834" calcext:value-type="float">
            <text:p>6.5834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41926" calcext:value-type="float">
            <text:p>6.41926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41188" calcext:value-type="float">
            <text:p>6.41188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37217" calcext:value-type="float">
            <text:p>6.37217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32872" calcext:value-type="float">
            <text:p>6.32872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67635" calcext:value-type="float">
            <text:p>7.67635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0747" calcext:value-type="float">
            <text:p>6.50747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13059" calcext:value-type="float">
            <text:p>6.13059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6825" calcext:value-type="float">
            <text:p>6.56825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3561" calcext:value-type="float">
            <text:p>6.3561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21639" calcext:value-type="float">
            <text:p>7.21639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68741" calcext:value-type="float">
            <text:p>6.68741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6662" calcext:value-type="float">
            <text:p>6.6662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62741" calcext:value-type="float">
            <text:p>6.62741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6999" calcext:value-type="float">
            <text:p>6.6999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75082" calcext:value-type="float">
            <text:p>6.75082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91544" calcext:value-type="float">
            <text:p>6.91544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86269" calcext:value-type="float">
            <text:p>6.86269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16451" calcext:value-type="float">
            <text:p>7.16451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60597" calcext:value-type="float">
            <text:p>7.60597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25046" calcext:value-type="float">
            <text:p>6.25046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15136" calcext:value-type="float">
            <text:p>6.15136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9105" calcext:value-type="float">
            <text:p>6.59105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34133" calcext:value-type="float">
            <text:p>7.34133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26973" calcext:value-type="float">
            <text:p>6.26973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14297" calcext:value-type="float">
            <text:p>7.14297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28219" calcext:value-type="float">
            <text:p>6.28219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47223" calcext:value-type="float">
            <text:p>7.47223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77843" calcext:value-type="float">
            <text:p>6.77843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76045" calcext:value-type="float">
            <text:p>6.76045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73591" calcext:value-type="float">
            <text:p>6.73591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8.23181" calcext:value-type="float">
            <text:p>8.23181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42916" calcext:value-type="float">
            <text:p>6.42916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98582" calcext:value-type="float">
            <text:p>6.98582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44609" calcext:value-type="float">
            <text:p>6.44609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64269" calcext:value-type="float">
            <text:p>7.64269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05372" calcext:value-type="float">
            <text:p>6.05372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30341" calcext:value-type="float">
            <text:p>7.30341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91328" calcext:value-type="float">
            <text:p>6.91328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42132" calcext:value-type="float">
            <text:p>7.42132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01945" calcext:value-type="float">
            <text:p>7.01945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02331" calcext:value-type="float">
            <text:p>6.02331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77405" calcext:value-type="float">
            <text:p>6.77405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84904" calcext:value-type="float">
            <text:p>6.84904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31653" calcext:value-type="float">
            <text:p>6.31653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94621" calcext:value-type="float">
            <text:p>6.94621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8.03874" calcext:value-type="float">
            <text:p>8.03874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64107" calcext:value-type="float">
            <text:p>7.64107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04053" calcext:value-type="float">
            <text:p>7.04053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49615" calcext:value-type="float">
            <text:p>6.49615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02852" calcext:value-type="float">
            <text:p>6.02852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25975" calcext:value-type="float">
            <text:p>6.25975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10494" calcext:value-type="float">
            <text:p>7.10494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69855" calcext:value-type="float">
            <text:p>6.69855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16454" calcext:value-type="float">
            <text:p>7.16454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14206" calcext:value-type="float">
            <text:p>7.14206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20188" calcext:value-type="float">
            <text:p>6.20188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31535" calcext:value-type="float">
            <text:p>6.31535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18529" calcext:value-type="float">
            <text:p>7.18529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9735" calcext:value-type="float">
            <text:p>6.9735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1052" calcext:value-type="float">
            <text:p>6.51052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64277" calcext:value-type="float">
            <text:p>6.64277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8556" calcext:value-type="float">
            <text:p>6.58556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63135" calcext:value-type="float">
            <text:p>7.63135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8.25891" calcext:value-type="float">
            <text:p>8.25891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9022" calcext:value-type="float">
            <text:p>6.59022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47696" calcext:value-type="float">
            <text:p>6.47696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47635" calcext:value-type="float">
            <text:p>7.47635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4901" calcext:value-type="float">
            <text:p>6.54901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85503" calcext:value-type="float">
            <text:p>7.85503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69661" calcext:value-type="float">
            <text:p>7.69661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91642" calcext:value-type="float">
            <text:p>6.91642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17783" calcext:value-type="float">
            <text:p>7.17783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03602" calcext:value-type="float">
            <text:p>6.03602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6957" calcext:value-type="float">
            <text:p>6.56957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573" calcext:value-type="float">
            <text:p>7.573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60906" calcext:value-type="float">
            <text:p>6.60906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88609" calcext:value-type="float">
            <text:p>6.88609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2637" calcext:value-type="float">
            <text:p>6.52637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91811" calcext:value-type="float">
            <text:p>6.91811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15676" calcext:value-type="float">
            <text:p>7.15676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51092" calcext:value-type="float">
            <text:p>6.51092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60433" calcext:value-type="float">
            <text:p>6.60433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16833" calcext:value-type="float">
            <text:p>7.16833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7.20987" calcext:value-type="float">
            <text:p>7.20987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8.5201" calcext:value-type="float">
            <text:p>8.5201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62495" calcext:value-type="float">
            <text:p>6.62495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n_n835</text:p>
          </table:table-cell>
        </table:table-row>
        <table:table-row table:style-name="ro1">
          <table:table-cell office:value-type="float" office:value="6.8892" calcext:value-type="float">
            <text:p>6.8892</text:p>
          </table:table-cell>
          <table:table-cell office:value-type="string" calcext:value-type="string">
            <text:p>i_8_</text:p>
          </table:table-cell>
          <table:table-cell office:value-type="string" calcext:value-type="string">
            <text:p>i_12_</text:p>
          </table:table-cell>
          <table:table-cell office:value-type="string" calcext:value-type="string">
            <text:p>i_10_</text:p>
          </table:table-cell>
          <table:table-cell office:value-type="string" calcext:value-type="string">
            <text:p>i_0_</text:p>
          </table:table-cell>
          <table:table-cell office:value-type="string" calcext:value-type="string">
            <text:p>i_6_</text:p>
          </table:table-cell>
          <table:table-cell office:value-type="string" calcext:value-type="string">
            <text:p>i_9_</text:p>
          </table:table-cell>
          <table:table-cell office:value-type="string" calcext:value-type="string">
            <text:p>i_5_</text:p>
          </table:table-cell>
          <table:table-cell office:value-type="string" calcext:value-type="string">
            <text:p>i_11_</text:p>
          </table:table-cell>
          <table:table-cell office:value-type="string" calcext:value-type="string">
            <text:p>i_1_</text:p>
          </table:table-cell>
          <table:table-cell office:value-type="string" calcext:value-type="string">
            <text:p>i_7_</text:p>
          </table:table-cell>
          <table:table-cell office:value-type="string" calcext:value-type="string">
            <text:p>i_13_</text:p>
          </table:table-cell>
          <table:table-cell office:value-type="string" calcext:value-type="string">
            <text:p>i_3_</text:p>
          </table:table-cell>
          <table:table-cell office:value-type="string" calcext:value-type="string">
            <text:p>i_4_</text:p>
          </table:table-cell>
          <table:table-cell office:value-type="string" calcext:value-type="string">
            <text:p>i_2_</text:p>
          </table:table-cell>
          <table:table-cell office:value-type="string" calcext:value-type="string">
            <text:p>n_n835</text:p>
          </table:table-cell>
        </table:table-row>
        <table:table-row table:style-name="ro1" table:number-rows-repeated="1048484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k6_N10_40nm-alu4-970262573-permute_start_results'.A1:'k6_N10_40nm-alu4-970262573-permute_start_results'.A1048576">
            <calcext:color-scale>
              <calcext:color-scale-entry calcext:value="0" calcext:type="minimum" calcext:color="#ffffff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4T06:38:01.707775808</dc:date>
    <meta:editing-duration>PT57M3S</meta:editing-duration>
    <meta:editing-cycles>1</meta:editing-cycles>
    <meta:document-statistic meta:table-count="1" meta:cell-count="1456" meta:object-count="0"/>
    <meta:generator>LibreOffice/24.2.4.2$Linux_X86_64 LibreOffice_project/420$Build-2</meta:generator>
  </office:meta>
</office:document-meta>
</file>